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"/>
    <style:style style:name="ce3" style:family="table-cell" style:parent-style-name="Default" style:data-style-name="N43"/>
    <style:style style:name="ce4" style:family="table-cell" style:parent-style-name="Default" style:data-style-name="N44"/>
    <style:style style:name="ce2" style:family="table-cell" style:parent-style-name="Default" style:data-style-name="N84"/>
    <style:style style:name="ce5" style:family="table-cell" style:parent-style-name="Default" style:data-style-name="N0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number-columns-repeated="11" table:default-cell-style-name="Default"/>
        <table:table-row table:style-name="ro1">
          <table:table-cell table:number-columns-repeated="2"/>
          <table:table-cell table:style-name="ce1" office:value-type="float" office:value="15394" calcext:value-type="float">
            <text:p>15,394.00</text:p>
          </table:table-cell>
          <table:table-cell table:number-columns-repeated="3"/>
          <table:table-cell office:value-type="string" calcext:value-type="string">
            <text:p>2388 – 1,2</text:p>
          </table:table-cell>
          <table:table-cell table:style-name="ce4"/>
          <table:table-cell table:number-columns-repeated="2"/>
          <table:table-cell office:value-type="string" calcext:value-type="string">
            <text:p>2388 – 1</text:p>
          </table:table-cell>
          <table:table-cell table:number-columns-repeated="3"/>
          <table:table-cell office:value-type="string" calcext:value-type="string">
            <text:p>566-St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$cap-0.npy</text:p>
          </table:table-cell>
          <table:table-cell office:value-type="float" office:value="0" calcext:value-type="float">
            <text:p>0.00</text:p>
          </table:table-cell>
          <table:table-cell table:style-name="ce3" office:value-type="time" office:time-value="PT16H19M15S" calcext:value-type="time">
            <text:p>04:19:15 PM</text:p>
          </table:table-cell>
          <table:table-cell table:style-name="ce4"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time" office:time-value="PT20H31M44S" calcext:value-type="time">
            <text:p>08:31:44 PM</text:p>
          </table:table-cell>
          <table:table-cell table:style-name="ce4"/>
          <table:table-cell office:value-type="time" office:time-value="PT00H00M00S" calcext:value-type="time">
            <text:p>00:00:00</text:p>
          </table:table-cell>
          <table:table-cell table:style-name="ce2"/>
          <table:table-cell table:style-name="ce3" office:value-type="time" office:time-value="PT20H31M44S" calcext:value-type="time">
            <text:p>08:31:44 P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office:value-type="time" office:time-value="PT20H56M51S" calcext:value-type="time">
            <text:p>08:56:51 P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k</text:p>
          </table:table-cell>
        </table:table-row>
        <table:table-row table:style-name="ro1">
          <table:table-cell office:value-type="string" calcext:value-type="string">
            <text:p>$cap-100.npy</text:p>
          </table:table-cell>
          <table:table-cell office:value-type="float" office:value="100" calcext:value-type="float">
            <text:p>100.00</text:p>
          </table:table-cell>
          <table:table-cell table:style-name="ce3" office:value-type="time" office:time-value="PT16H30M34S" calcext:value-type="time">
            <text:p>04:30:34 PM</text:p>
          </table:table-cell>
          <table:table-cell table:style-name="ce4" table:formula="of:=[.C3]-[.C2]+[.D2]" office:value-type="time" office:time-value="PT00H11M19S" calcext:value-type="time">
            <text:p>00:11:19</text:p>
          </table:table-cell>
          <table:table-cell table:style-name="ce4" table:formula="of:=[.C3]-[.C2]" office:value-type="time" office:time-value="PT00H11M19S" calcext:value-type="time">
            <text:p>00:11:19</text:p>
          </table:table-cell>
          <table:table-cell/>
          <table:table-cell table:style-name="ce3" office:value-type="time" office:time-value="PT20H32M27S" calcext:value-type="time">
            <text:p>08:32:27 PM</text:p>
          </table:table-cell>
          <table:table-cell table:style-name="ce4" table:formula="of:=[.G3]-[.G2]" office:value-type="time" office:time-value="PT00H00M43S" calcext:value-type="time">
            <text:p>00:00:43</text:p>
          </table:table-cell>
          <table:table-cell table:formula="of:=[.H3]+[.I2]" office:value-type="time" office:time-value="PT00H00M43S" calcext:value-type="time">
            <text:p>00:00:43</text:p>
          </table:table-cell>
          <table:table-cell table:style-name="ce2"/>
          <table:table-cell table:style-name="ce3" office:value-type="time" office:time-value="PT20H32M27S" calcext:value-type="time">
            <text:p>08:32:27 PM</text:p>
          </table:table-cell>
          <table:table-cell table:style-name="ce4" table:formula="of:=[.K3]-[.K2]" office:value-type="time" office:time-value="PT00H00M43S" calcext:value-type="time">
            <text:p>00:00:43</text:p>
          </table:table-cell>
          <table:table-cell table:style-name="ce4" table:formula="of:=[.K3]-[.K2]+[.M2]" office:value-type="time" office:time-value="PT00H00M43S" calcext:value-type="time">
            <text:p>00:00:43</text:p>
          </table:table-cell>
          <table:table-cell/>
          <table:table-cell table:style-name="ce3" office:value-type="time" office:time-value="PT20H57M09S" calcext:value-type="time">
            <text:p>08:57:09 PM</text:p>
          </table:table-cell>
          <table:table-cell table:style-name="ce4" table:formula="of:=[.O3]-[.O2]" office:value-type="time" office:time-value="PT00H00M18S" calcext:value-type="time">
            <text:p>00:00:18</text:p>
          </table:table-cell>
          <table:table-cell table:style-name="ce4" table:formula="of:=[.P3]+[.Q2]" office:value-type="time" office:time-value="PT00H00M18S" calcext:value-type="time">
            <text:p>00:00:18</text:p>
          </table:table-cell>
          <table:table-cell table:formula="of:=[.Q3]*24*60*60" office:value-type="float" office:value="18" calcext:value-type="float">
            <text:p>18</text:p>
          </table:table-cell>
          <table:table-cell table:style-name="ce11" table:formula="of:=QUOTIENT([.R3];60)" office:value-type="float" office:value="0" calcext:value-type="float">
            <text:p>0</text:p>
          </table:table-cell>
          <table:table-cell table:formula="of:=[.R3]-[.S3]*60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$cap-200.npy</text:p>
          </table:table-cell>
          <table:table-cell office:value-type="float" office:value="200" calcext:value-type="float">
            <text:p>200.00</text:p>
          </table:table-cell>
          <table:table-cell table:style-name="ce3" office:value-type="time" office:time-value="PT16H41M44S" calcext:value-type="time">
            <text:p>04:41:44 PM</text:p>
          </table:table-cell>
          <table:table-cell table:style-name="ce4" table:formula="of:=[.C4]-[.C3]+[.D3]" office:value-type="time" office:time-value="PT00H22M29S" calcext:value-type="time">
            <text:p>00:22:29</text:p>
          </table:table-cell>
          <table:table-cell table:style-name="ce4" table:formula="of:=[.C4]-[.C3]" office:value-type="time" office:time-value="PT00H11M10S" calcext:value-type="time">
            <text:p>00:11:10</text:p>
          </table:table-cell>
          <table:table-cell/>
          <table:table-cell table:style-name="ce3" office:value-type="time" office:time-value="PT20H33M10S" calcext:value-type="time">
            <text:p>08:33:10 PM</text:p>
          </table:table-cell>
          <table:table-cell table:style-name="ce4" table:formula="of:=[.G4]-[.G3]" office:value-type="time" office:time-value="PT00H00M43S" calcext:value-type="time">
            <text:p>00:00:43</text:p>
          </table:table-cell>
          <table:table-cell table:formula="of:=[.H4]+[.I3]" office:value-type="time" office:time-value="PT00H01M26S" calcext:value-type="time">
            <text:p>00:01:26</text:p>
          </table:table-cell>
          <table:table-cell table:style-name="ce2"/>
          <table:table-cell table:style-name="ce3" office:value-type="time" office:time-value="PT20H33M10S" calcext:value-type="time">
            <text:p>08:33:10 PM</text:p>
          </table:table-cell>
          <table:table-cell table:style-name="ce4" table:formula="of:=[.K4]-[.K3]" office:value-type="time" office:time-value="PT00H00M43S" calcext:value-type="time">
            <text:p>00:00:43</text:p>
          </table:table-cell>
          <table:table-cell table:style-name="ce4" table:formula="of:=[.K4]-[.K3]+[.M3]" office:value-type="time" office:time-value="PT00H01M26S" calcext:value-type="time">
            <text:p>00:01:26</text:p>
          </table:table-cell>
          <table:table-cell/>
          <table:table-cell table:style-name="ce3" office:value-type="time" office:time-value="PT20H57M27S" calcext:value-type="time">
            <text:p>08:57:27 PM</text:p>
          </table:table-cell>
          <table:table-cell table:style-name="ce4" table:formula="of:=[.O4]-[.O3]" office:value-type="time" office:time-value="PT00H00M18S" calcext:value-type="time">
            <text:p>00:00:18</text:p>
          </table:table-cell>
          <table:table-cell table:style-name="ce4" table:formula="of:=[.P4]+[.Q3]" office:value-type="time" office:time-value="PT00H00M36S" calcext:value-type="time">
            <text:p>00:00:36</text:p>
          </table:table-cell>
          <table:table-cell table:formula="of:=[.Q4]*24*60*60" office:value-type="float" office:value="36" calcext:value-type="float">
            <text:p>36</text:p>
          </table:table-cell>
          <table:table-cell table:style-name="ce11" table:formula="of:=QUOTIENT([.R4];60)" office:value-type="float" office:value="0" calcext:value-type="float">
            <text:p>0</text:p>
          </table:table-cell>
          <table:table-cell table:formula="of:=[.R4]-[.S4]*60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$cap-300.npy</text:p>
          </table:table-cell>
          <table:table-cell office:value-type="float" office:value="300" calcext:value-type="float">
            <text:p>300.00</text:p>
          </table:table-cell>
          <table:table-cell table:style-name="ce3" office:value-type="time" office:time-value="PT16H53M00S" calcext:value-type="time">
            <text:p>04:53:00 PM</text:p>
          </table:table-cell>
          <table:table-cell table:style-name="ce4" table:formula="of:=[.C5]-[.C4]+[.D4]" office:value-type="time" office:time-value="PT00H33M45S" calcext:value-type="time">
            <text:p>00:33:45</text:p>
          </table:table-cell>
          <table:table-cell table:style-name="ce4" table:formula="of:=[.C5]-[.C4]" office:value-type="time" office:time-value="PT00H11M16S" calcext:value-type="time">
            <text:p>00:11:16</text:p>
          </table:table-cell>
          <table:table-cell/>
          <table:table-cell table:style-name="ce3" office:value-type="time" office:time-value="PT20H33M52S" calcext:value-type="time">
            <text:p>08:33:52 PM</text:p>
          </table:table-cell>
          <table:table-cell table:style-name="ce4" table:formula="of:=[.G5]-[.G4]" office:value-type="time" office:time-value="PT00H00M42S" calcext:value-type="time">
            <text:p>00:00:42</text:p>
          </table:table-cell>
          <table:table-cell table:formula="of:=[.H5]+[.I4]" office:value-type="time" office:time-value="PT00H02M08S" calcext:value-type="time">
            <text:p>00:02:08</text:p>
          </table:table-cell>
          <table:table-cell table:style-name="ce2"/>
          <table:table-cell table:style-name="ce3" office:value-type="time" office:time-value="PT20H33M52S" calcext:value-type="time">
            <text:p>08:33:52 PM</text:p>
          </table:table-cell>
          <table:table-cell table:style-name="ce4" table:formula="of:=[.K5]-[.K4]" office:value-type="time" office:time-value="PT00H00M42S" calcext:value-type="time">
            <text:p>00:00:42</text:p>
          </table:table-cell>
          <table:table-cell table:style-name="ce4" table:formula="of:=[.K5]-[.K4]+[.M4]" office:value-type="time" office:time-value="PT00H02M08S" calcext:value-type="time">
            <text:p>00:02:08</text:p>
          </table:table-cell>
          <table:table-cell/>
          <table:table-cell table:style-name="ce3" office:value-type="time" office:time-value="PT20H57M45S" calcext:value-type="time">
            <text:p>08:57:45 PM</text:p>
          </table:table-cell>
          <table:table-cell table:style-name="ce4" table:formula="of:=[.O5]-[.O4]" office:value-type="time" office:time-value="PT00H00M18S" calcext:value-type="time">
            <text:p>00:00:18</text:p>
          </table:table-cell>
          <table:table-cell table:style-name="ce4" table:formula="of:=[.P5]+[.Q4]" office:value-type="time" office:time-value="PT00H00M54S" calcext:value-type="time">
            <text:p>00:00:54</text:p>
          </table:table-cell>
          <table:table-cell table:formula="of:=[.Q5]*24*60*60" office:value-type="float" office:value="54" calcext:value-type="float">
            <text:p>54</text:p>
          </table:table-cell>
          <table:table-cell table:style-name="ce11" table:formula="of:=QUOTIENT([.R5];60)" office:value-type="float" office:value="0" calcext:value-type="float">
            <text:p>0</text:p>
          </table:table-cell>
          <table:table-cell table:formula="of:=[.R5]-[.S5]*60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$cap-400.npy</text:p>
          </table:table-cell>
          <table:table-cell office:value-type="float" office:value="400" calcext:value-type="float">
            <text:p>400.00</text:p>
          </table:table-cell>
          <table:table-cell table:style-name="ce3" office:value-type="time" office:time-value="PT17H04M23S" calcext:value-type="time">
            <text:p>05:04:23 PM</text:p>
          </table:table-cell>
          <table:table-cell table:style-name="ce4" table:formula="of:=[.C6]-[.C5]+[.D5]" office:value-type="time" office:time-value="PT00H45M08S" calcext:value-type="time">
            <text:p>00:45:08</text:p>
          </table:table-cell>
          <table:table-cell table:style-name="ce4" table:formula="of:=[.C6]-[.C5]" office:value-type="time" office:time-value="PT00H11M23S" calcext:value-type="time">
            <text:p>00:11:23</text:p>
          </table:table-cell>
          <table:table-cell/>
          <table:table-cell table:style-name="ce3" office:value-type="time" office:time-value="PT20H34M35S" calcext:value-type="time">
            <text:p>08:34:35 PM</text:p>
          </table:table-cell>
          <table:table-cell table:style-name="ce4" table:formula="of:=[.G6]-[.G5]" office:value-type="time" office:time-value="PT00H00M43S" calcext:value-type="time">
            <text:p>00:00:43</text:p>
          </table:table-cell>
          <table:table-cell table:formula="of:=[.H6]+[.I5]" office:value-type="time" office:time-value="PT00H02M51S" calcext:value-type="time">
            <text:p>00:02:51</text:p>
          </table:table-cell>
          <table:table-cell table:style-name="ce2"/>
          <table:table-cell table:style-name="ce3" office:value-type="time" office:time-value="PT20H34M35S" calcext:value-type="time">
            <text:p>08:34:35 PM</text:p>
          </table:table-cell>
          <table:table-cell table:style-name="ce4" table:formula="of:=[.K6]-[.K5]" office:value-type="time" office:time-value="PT00H00M43S" calcext:value-type="time">
            <text:p>00:00:43</text:p>
          </table:table-cell>
          <table:table-cell table:style-name="ce4" table:formula="of:=[.K6]-[.K5]+[.M5]" office:value-type="time" office:time-value="PT00H02M51S" calcext:value-type="time">
            <text:p>00:02:51</text:p>
          </table:table-cell>
          <table:table-cell/>
          <table:table-cell table:style-name="ce3" office:value-type="time" office:time-value="PT20H58M03S" calcext:value-type="time">
            <text:p>08:58:03 PM</text:p>
          </table:table-cell>
          <table:table-cell table:style-name="ce4" table:formula="of:=[.O6]-[.O5]" office:value-type="time" office:time-value="PT00H00M18S" calcext:value-type="time">
            <text:p>00:00:18</text:p>
          </table:table-cell>
          <table:table-cell table:style-name="ce4" table:formula="of:=[.P6]+[.Q5]" office:value-type="time" office:time-value="PT00H01M12S" calcext:value-type="time">
            <text:p>00:01:12</text:p>
          </table:table-cell>
          <table:table-cell table:formula="of:=[.Q6]*24*60*60" office:value-type="float" office:value="72" calcext:value-type="float">
            <text:p>72</text:p>
          </table:table-cell>
          <table:table-cell table:style-name="ce11" table:formula="of:=QUOTIENT([.R6];60)" office:value-type="float" office:value="1" calcext:value-type="float">
            <text:p>1</text:p>
          </table:table-cell>
          <table:table-cell table:formula="of:=[.R6]-[.S6]*60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$cap-500.npy</text:p>
          </table:table-cell>
          <table:table-cell office:value-type="float" office:value="500" calcext:value-type="float">
            <text:p>500.00</text:p>
          </table:table-cell>
          <table:table-cell table:style-name="ce3" office:value-type="time" office:time-value="PT17H14M09S" calcext:value-type="time">
            <text:p>05:14:09 PM</text:p>
          </table:table-cell>
          <table:table-cell table:style-name="ce4" table:formula="of:=[.C7]-[.C6]+[.D6]" office:value-type="time" office:time-value="PT00H54M54S" calcext:value-type="time">
            <text:p>00:54:54</text:p>
          </table:table-cell>
          <table:table-cell table:style-name="ce4" table:formula="of:=[.C7]-[.C6]" office:value-type="time" office:time-value="PT00H09M46S" calcext:value-type="time">
            <text:p>00:09:46</text:p>
          </table:table-cell>
          <table:table-cell/>
          <table:table-cell table:style-name="ce3" office:value-type="time" office:time-value="PT20H35M18S" calcext:value-type="time">
            <text:p>08:35:18 PM</text:p>
          </table:table-cell>
          <table:table-cell table:style-name="ce4" table:formula="of:=[.G7]-[.G6]" office:value-type="time" office:time-value="PT00H00M43S" calcext:value-type="time">
            <text:p>00:00:43</text:p>
          </table:table-cell>
          <table:table-cell table:formula="of:=[.H7]+[.I6]" office:value-type="time" office:time-value="PT00H03M34S" calcext:value-type="time">
            <text:p>00:03:34</text:p>
          </table:table-cell>
          <table:table-cell table:style-name="ce2"/>
          <table:table-cell table:style-name="ce3" office:value-type="time" office:time-value="PT20H35M18S" calcext:value-type="time">
            <text:p>08:35:18 PM</text:p>
          </table:table-cell>
          <table:table-cell table:style-name="ce4" table:formula="of:=[.K7]-[.K6]" office:value-type="time" office:time-value="PT00H00M43S" calcext:value-type="time">
            <text:p>00:00:43</text:p>
          </table:table-cell>
          <table:table-cell table:style-name="ce4" table:formula="of:=[.K7]-[.K6]+[.M6]" office:value-type="time" office:time-value="PT00H03M34S" calcext:value-type="time">
            <text:p>00:03:34</text:p>
          </table:table-cell>
          <table:table-cell/>
          <table:table-cell table:style-name="ce3" office:value-type="time" office:time-value="PT20H58M21S" calcext:value-type="time">
            <text:p>08:58:21 PM</text:p>
          </table:table-cell>
          <table:table-cell table:style-name="ce4" table:formula="of:=[.O7]-[.O6]" office:value-type="time" office:time-value="PT00H00M18S" calcext:value-type="time">
            <text:p>00:00:18</text:p>
          </table:table-cell>
          <table:table-cell table:style-name="ce4" table:formula="of:=[.P7]+[.Q6]" office:value-type="time" office:time-value="PT00H01M30S" calcext:value-type="time">
            <text:p>00:01:30</text:p>
          </table:table-cell>
          <table:table-cell table:formula="of:=[.Q7]*24*60*60" office:value-type="float" office:value="90" calcext:value-type="float">
            <text:p>90</text:p>
          </table:table-cell>
          <table:table-cell table:style-name="ce11" table:formula="of:=QUOTIENT([.R7];60)" office:value-type="float" office:value="1" calcext:value-type="float">
            <text:p>1</text:p>
          </table:table-cell>
          <table:table-cell table:formula="of:=[.R7]-[.S7]*6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$cap-600.npy</text:p>
          </table:table-cell>
          <table:table-cell office:value-type="float" office:value="600" calcext:value-type="float">
            <text:p>600.00</text:p>
          </table:table-cell>
          <table:table-cell table:style-name="ce3" office:value-type="time" office:time-value="PT17H22M55S" calcext:value-type="time">
            <text:p>05:22:55 PM</text:p>
          </table:table-cell>
          <table:table-cell table:style-name="ce4" table:formula="of:=[.C8]-[.C7]+[.D7]" office:value-type="time" office:time-value="PT01H03M40S" calcext:value-type="time">
            <text:p>01:03:40</text:p>
          </table:table-cell>
          <table:table-cell table:style-name="ce4" table:formula="of:=[.C8]-[.C7]" office:value-type="time" office:time-value="PT00H08M46S" calcext:value-type="time">
            <text:p>00:08:46</text:p>
          </table:table-cell>
          <table:table-cell/>
          <table:table-cell table:style-name="ce3" office:value-type="time" office:time-value="PT20H36M04S" calcext:value-type="time">
            <text:p>08:36:04 PM</text:p>
          </table:table-cell>
          <table:table-cell table:style-name="ce4" table:formula="of:=[.G8]-[.G7]" office:value-type="time" office:time-value="PT00H00M46S" calcext:value-type="time">
            <text:p>00:00:46</text:p>
          </table:table-cell>
          <table:table-cell table:formula="of:=[.H8]+[.I7]" office:value-type="time" office:time-value="PT00H04M20S" calcext:value-type="time">
            <text:p>00:04:20</text:p>
          </table:table-cell>
          <table:table-cell table:style-name="ce2"/>
          <table:table-cell table:style-name="ce3" office:value-type="time" office:time-value="PT20H36M04S" calcext:value-type="time">
            <text:p>08:36:04 PM</text:p>
          </table:table-cell>
          <table:table-cell table:style-name="ce4" table:formula="of:=[.K8]-[.K7]" office:value-type="time" office:time-value="PT00H00M46S" calcext:value-type="time">
            <text:p>00:00:46</text:p>
          </table:table-cell>
          <table:table-cell table:style-name="ce4" table:formula="of:=[.K8]-[.K7]+[.M7]" office:value-type="time" office:time-value="PT00H04M20S" calcext:value-type="time">
            <text:p>00:04:20</text:p>
          </table:table-cell>
          <table:table-cell/>
          <table:table-cell table:style-name="ce3" office:value-type="time" office:time-value="PT20H58M39S" calcext:value-type="time">
            <text:p>08:58:39 PM</text:p>
          </table:table-cell>
          <table:table-cell table:style-name="ce4" table:formula="of:=[.O8]-[.O7]" office:value-type="time" office:time-value="PT00H00M18S" calcext:value-type="time">
            <text:p>00:00:18</text:p>
          </table:table-cell>
          <table:table-cell table:style-name="ce4" table:formula="of:=[.P8]+[.Q7]" office:value-type="time" office:time-value="PT00H01M48S" calcext:value-type="time">
            <text:p>00:01:48</text:p>
          </table:table-cell>
          <table:table-cell table:formula="of:=[.Q8]*24*60*60" office:value-type="float" office:value="108" calcext:value-type="float">
            <text:p>108</text:p>
          </table:table-cell>
          <table:table-cell table:style-name="ce11" table:formula="of:=QUOTIENT([.R8];60)" office:value-type="float" office:value="1" calcext:value-type="float">
            <text:p>1</text:p>
          </table:table-cell>
          <table:table-cell table:formula="of:=[.R8]-[.S8]*60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$cap-700.npy</text:p>
          </table:table-cell>
          <table:table-cell office:value-type="float" office:value="700" calcext:value-type="float">
            <text:p>700.00</text:p>
          </table:table-cell>
          <table:table-cell table:style-name="ce3" office:value-type="time" office:time-value="PT17H31M30S" calcext:value-type="time">
            <text:p>05:31:30 PM</text:p>
          </table:table-cell>
          <table:table-cell table:style-name="ce4" table:formula="of:=[.C9]-[.C8]+[.D8]" office:value-type="time" office:time-value="PT01H12M15S" calcext:value-type="time">
            <text:p>01:12:15</text:p>
          </table:table-cell>
          <table:table-cell table:style-name="ce4" table:formula="of:=[.C9]-[.C8]" office:value-type="time" office:time-value="PT00H08M35S" calcext:value-type="time">
            <text:p>00:08:35</text:p>
          </table:table-cell>
          <table:table-cell/>
          <table:table-cell table:style-name="ce3" office:value-type="time" office:time-value="PT20H36M49S" calcext:value-type="time">
            <text:p>08:36:49 PM</text:p>
          </table:table-cell>
          <table:table-cell table:style-name="ce4" table:formula="of:=[.G9]-[.G8]" office:value-type="time" office:time-value="PT00H00M45S" calcext:value-type="time">
            <text:p>00:00:45</text:p>
          </table:table-cell>
          <table:table-cell table:formula="of:=[.H9]+[.I8]" office:value-type="time" office:time-value="PT00H05M05S" calcext:value-type="time">
            <text:p>00:05:05</text:p>
          </table:table-cell>
          <table:table-cell table:style-name="ce2"/>
          <table:table-cell table:style-name="ce3" office:value-type="time" office:time-value="PT20H36M49S" calcext:value-type="time">
            <text:p>08:36:49 PM</text:p>
          </table:table-cell>
          <table:table-cell table:style-name="ce4" table:formula="of:=[.K9]-[.K8]" office:value-type="time" office:time-value="PT00H00M45S" calcext:value-type="time">
            <text:p>00:00:45</text:p>
          </table:table-cell>
          <table:table-cell table:style-name="ce4" table:formula="of:=[.K9]-[.K8]+[.M8]" office:value-type="time" office:time-value="PT00H05M05S" calcext:value-type="time">
            <text:p>00:05:05</text:p>
          </table:table-cell>
          <table:table-cell/>
          <table:table-cell table:style-name="ce3" office:value-type="time" office:time-value="PT20H58M57S" calcext:value-type="time">
            <text:p>08:58:57 PM</text:p>
          </table:table-cell>
          <table:table-cell table:style-name="ce4" table:formula="of:=[.O9]-[.O8]" office:value-type="time" office:time-value="PT00H00M18S" calcext:value-type="time">
            <text:p>00:00:18</text:p>
          </table:table-cell>
          <table:table-cell table:style-name="ce4" table:formula="of:=[.P9]+[.Q8]" office:value-type="time" office:time-value="PT00H02M06S" calcext:value-type="time">
            <text:p>00:02:06</text:p>
          </table:table-cell>
          <table:table-cell table:formula="of:=[.Q9]*24*60*60" office:value-type="float" office:value="126" calcext:value-type="float">
            <text:p>126</text:p>
          </table:table-cell>
          <table:table-cell table:style-name="ce11" table:formula="of:=QUOTIENT([.R9];60)" office:value-type="float" office:value="2" calcext:value-type="float">
            <text:p>2</text:p>
          </table:table-cell>
          <table:table-cell table:formula="of:=[.R9]-[.S9]*60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$cap-800.npy</text:p>
          </table:table-cell>
          <table:table-cell office:value-type="float" office:value="800" calcext:value-type="float">
            <text:p>800.00</text:p>
          </table:table-cell>
          <table:table-cell table:style-name="ce3" office:value-type="time" office:time-value="PT17H39M20S" calcext:value-type="time">
            <text:p>05:39:20 PM</text:p>
          </table:table-cell>
          <table:table-cell table:style-name="ce4" table:formula="of:=[.C10]-[.C9]+[.D9]" office:value-type="time" office:time-value="PT01H20M05S" calcext:value-type="time">
            <text:p>01:20:05</text:p>
          </table:table-cell>
          <table:table-cell table:style-name="ce4" table:formula="of:=[.C10]-[.C9]" office:value-type="time" office:time-value="PT00H07M50S" calcext:value-type="time">
            <text:p>00:07:50</text:p>
          </table:table-cell>
          <table:table-cell/>
          <table:table-cell table:style-name="ce3" office:value-type="time" office:time-value="PT20H37M34S" calcext:value-type="time">
            <text:p>08:37:34 PM</text:p>
          </table:table-cell>
          <table:table-cell table:style-name="ce4" table:formula="of:=[.G10]-[.G9]" office:value-type="time" office:time-value="PT00H00M45S" calcext:value-type="time">
            <text:p>00:00:45</text:p>
          </table:table-cell>
          <table:table-cell table:formula="of:=[.H10]+[.I9]" office:value-type="time" office:time-value="PT00H05M50S" calcext:value-type="time">
            <text:p>00:05:50</text:p>
          </table:table-cell>
          <table:table-cell table:style-name="ce2"/>
          <table:table-cell table:style-name="ce3" office:value-type="time" office:time-value="PT20H37M34S" calcext:value-type="time">
            <text:p>08:37:34 PM</text:p>
          </table:table-cell>
          <table:table-cell table:style-name="ce4" table:formula="of:=[.K10]-[.K9]" office:value-type="time" office:time-value="PT00H00M45S" calcext:value-type="time">
            <text:p>00:00:45</text:p>
          </table:table-cell>
          <table:table-cell table:style-name="ce4" table:formula="of:=[.K10]-[.K9]+[.M9]" office:value-type="time" office:time-value="PT00H05M50S" calcext:value-type="time">
            <text:p>00:05:50</text:p>
          </table:table-cell>
          <table:table-cell/>
          <table:table-cell table:style-name="ce3" office:value-type="time" office:time-value="PT20H59M15S" calcext:value-type="time">
            <text:p>08:59:15 PM</text:p>
          </table:table-cell>
          <table:table-cell table:style-name="ce4" table:formula="of:=[.O10]-[.O9]" office:value-type="time" office:time-value="PT00H00M18S" calcext:value-type="time">
            <text:p>00:00:18</text:p>
          </table:table-cell>
          <table:table-cell table:style-name="ce4" table:formula="of:=[.P10]+[.Q9]" office:value-type="time" office:time-value="PT00H02M24S" calcext:value-type="time">
            <text:p>00:02:24</text:p>
          </table:table-cell>
          <table:table-cell table:formula="of:=[.Q10]*24*60*60" office:value-type="float" office:value="144" calcext:value-type="float">
            <text:p>144</text:p>
          </table:table-cell>
          <table:table-cell table:style-name="ce11" table:formula="of:=QUOTIENT([.R10];60)" office:value-type="float" office:value="2" calcext:value-type="float">
            <text:p>2</text:p>
          </table:table-cell>
          <table:table-cell table:formula="of:=[.R10]-[.S10]*60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$cap-900.npy</text:p>
          </table:table-cell>
          <table:table-cell office:value-type="float" office:value="900" calcext:value-type="float">
            <text:p>900.00</text:p>
          </table:table-cell>
          <table:table-cell table:style-name="ce3" office:value-type="time" office:time-value="PT17H46M54S" calcext:value-type="time">
            <text:p>05:46:54 PM</text:p>
          </table:table-cell>
          <table:table-cell table:style-name="ce4" table:formula="of:=[.C11]-[.C10]+[.D10]" office:value-type="time" office:time-value="PT01H27M39S" calcext:value-type="time">
            <text:p>01:27:39</text:p>
          </table:table-cell>
          <table:table-cell table:style-name="ce4" table:formula="of:=[.C11]-[.C10]" office:value-type="time" office:time-value="PT00H07M34S" calcext:value-type="time">
            <text:p>00:07:34</text:p>
          </table:table-cell>
          <table:table-cell/>
          <table:table-cell table:style-name="ce3" office:value-type="time" office:time-value="PT20H38M19S" calcext:value-type="time">
            <text:p>08:38:19 PM</text:p>
          </table:table-cell>
          <table:table-cell table:style-name="ce4" table:formula="of:=[.G11]-[.G10]" office:value-type="time" office:time-value="PT00H00M45S" calcext:value-type="time">
            <text:p>00:00:45</text:p>
          </table:table-cell>
          <table:table-cell table:formula="of:=[.H11]+[.I10]" office:value-type="time" office:time-value="PT00H06M35S" calcext:value-type="time">
            <text:p>00:06:35</text:p>
          </table:table-cell>
          <table:table-cell table:style-name="ce2"/>
          <table:table-cell table:style-name="ce3" office:value-type="time" office:time-value="PT20H38M19S" calcext:value-type="time">
            <text:p>08:38:19 PM</text:p>
          </table:table-cell>
          <table:table-cell table:style-name="ce4" table:formula="of:=[.K11]-[.K10]" office:value-type="time" office:time-value="PT00H00M45S" calcext:value-type="time">
            <text:p>00:00:45</text:p>
          </table:table-cell>
          <table:table-cell table:style-name="ce4" table:formula="of:=[.K11]-[.K10]+[.M10]" office:value-type="time" office:time-value="PT00H06M35S" calcext:value-type="time">
            <text:p>00:06:35</text:p>
          </table:table-cell>
          <table:table-cell/>
          <table:table-cell table:style-name="ce3" office:value-type="time" office:time-value="PT20H59M32S" calcext:value-type="time">
            <text:p>08:59:32 PM</text:p>
          </table:table-cell>
          <table:table-cell table:style-name="ce4" table:formula="of:=[.O11]-[.O10]" office:value-type="time" office:time-value="PT00H00M17S" calcext:value-type="time">
            <text:p>00:00:17</text:p>
          </table:table-cell>
          <table:table-cell table:style-name="ce4" table:formula="of:=[.P11]+[.Q10]" office:value-type="time" office:time-value="PT00H02M41S" calcext:value-type="time">
            <text:p>00:02:41</text:p>
          </table:table-cell>
          <table:table-cell table:formula="of:=[.Q11]*24*60*60" office:value-type="float" office:value="161" calcext:value-type="float">
            <text:p>161</text:p>
          </table:table-cell>
          <table:table-cell table:style-name="ce11" table:formula="of:=QUOTIENT([.R11];60)" office:value-type="float" office:value="2" calcext:value-type="float">
            <text:p>2</text:p>
          </table:table-cell>
          <table:table-cell table:formula="of:=[.R11]-[.S11]*60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ap.npy</text:p>
          </table:table-cell>
          <table:table-cell office:value-type="float" office:value="1000" calcext:value-type="float">
            <text:p>1,000.00</text:p>
          </table:table-cell>
          <table:table-cell table:style-name="ce3" office:value-type="time" office:time-value="PT17H54M26S" calcext:value-type="time">
            <text:p>05:54:26 PM</text:p>
          </table:table-cell>
          <table:table-cell table:style-name="ce4" table:formula="of:=[.C12]-[.C11]+[.D11]" office:value-type="time" office:time-value="PT01H35M11S" calcext:value-type="time">
            <text:p>01:35:11</text:p>
          </table:table-cell>
          <table:table-cell table:style-name="ce4" table:formula="of:=[.C12]-[.C11]" office:value-type="time" office:time-value="PT00H07M32S" calcext:value-type="time">
            <text:p>00:07:32</text:p>
          </table:table-cell>
          <table:table-cell/>
          <table:table-cell table:style-name="ce3" office:value-type="time" office:time-value="PT20H39M04S" calcext:value-type="time">
            <text:p>08:39:04 PM</text:p>
          </table:table-cell>
          <table:table-cell table:style-name="ce4" table:formula="of:=[.G12]-[.G11]" office:value-type="time" office:time-value="PT00H00M45S" calcext:value-type="time">
            <text:p>00:00:45</text:p>
          </table:table-cell>
          <table:table-cell table:formula="of:=[.H12]+[.I11]" office:value-type="time" office:time-value="PT00H07M20S" calcext:value-type="time">
            <text:p>00:07:20</text:p>
          </table:table-cell>
          <table:table-cell table:style-name="ce2"/>
          <table:table-cell table:style-name="ce3" office:value-type="time" office:time-value="PT20H39M04S" calcext:value-type="time">
            <text:p>08:39:04 PM</text:p>
          </table:table-cell>
          <table:table-cell table:style-name="ce4" table:formula="of:=[.K12]-[.K11]" office:value-type="time" office:time-value="PT00H00M45S" calcext:value-type="time">
            <text:p>00:00:45</text:p>
          </table:table-cell>
          <table:table-cell table:style-name="ce4" table:formula="of:=[.K12]-[.K11]+[.M11]" office:value-type="time" office:time-value="PT00H07M20S" calcext:value-type="time">
            <text:p>00:07:20</text:p>
          </table:table-cell>
          <table:table-cell/>
          <table:table-cell table:style-name="ce3" office:value-type="time" office:time-value="PT20H59M50S" calcext:value-type="time">
            <text:p>08:59:50 PM</text:p>
          </table:table-cell>
          <table:table-cell table:style-name="ce4" table:formula="of:=[.O12]-[.O11]" office:value-type="time" office:time-value="PT00H00M18S" calcext:value-type="time">
            <text:p>00:00:18</text:p>
          </table:table-cell>
          <table:table-cell table:style-name="ce4" table:formula="of:=[.P12]+[.Q11]" office:value-type="time" office:time-value="PT00H02M59S" calcext:value-type="time">
            <text:p>00:02:59</text:p>
          </table:table-cell>
          <table:table-cell table:formula="of:=[.Q12]*24*60*60" office:value-type="float" office:value="179" calcext:value-type="float">
            <text:p>179</text:p>
          </table:table-cell>
          <table:table-cell table:style-name="ce11" table:formula="of:=QUOTIENT([.R12];60)" office:value-type="float" office:value="2" calcext:value-type="float">
            <text:p>2</text:p>
          </table:table-cell>
          <table:table-cell table:formula="of:=[.R12]-[.S12]*60" office:value-type="float" office:value="59" calcext:value-type="float">
            <text:p>59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6"/>
          <table:table-cell table:style-name="ce2"/>
          <table:table-cell table:style-name="ce4" table:number-columns-repeated="2"/>
          <table:table-cell table:formula="of:=[.Q13]*24*60*60" office:value-type="float" office:value="0" calcext:value-type="float">
            <text:p>0</text:p>
          </table:table-cell>
          <table:table-cell table:style-name="ce11" table:formula="of:=QUOTIENT([.R13];60)" office:value-type="float" office:value="0" calcext:value-type="float">
            <text:p>0</text:p>
          </table:table-cell>
          <table:table-cell table:formula="of:=[.R13]-[.S13]*60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6"/>
          <table:table-cell table:style-name="ce2"/>
          <table:table-cell table:style-name="ce3"/>
          <table:table-cell/>
          <table:table-cell table:formula="of:=[.Q14]*24*60*60" office:value-type="float" office:value="0" calcext:value-type="float">
            <text:p>0</text:p>
          </table:table-cell>
          <table:table-cell table:style-name="ce11" table:formula="of:=QUOTIENT([.R14];60)" office:value-type="float" office:value="0" calcext:value-type="float">
            <text:p>0</text:p>
          </table:table-cell>
          <table:table-cell table:formula="of:=[.R14]-[.S14]*60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1" office:value-type="float" office:value="15394" calcext:value-type="float">
            <text:p>15,394.00</text:p>
          </table:table-cell>
          <table:table-cell table:number-columns-repeated="2"/>
          <table:table-cell table:formula="of:=[.Q15]*24*60*60" office:value-type="float" office:value="0" calcext:value-type="float">
            <text:p>0</text:p>
          </table:table-cell>
          <table:table-cell table:style-name="ce11" table:formula="of:=QUOTIENT([.R15];60)" office:value-type="float" office:value="0" calcext:value-type="float">
            <text:p>0</text:p>
          </table:table-cell>
          <table:table-cell table:formula="of:=[.R15]-[.S15]*60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3" office:value-type="time" office:time-value="PT16H19M15S" calcext:value-type="time">
            <text:p>04:19:15 PM</text:p>
          </table:table-cell>
          <table:table-cell office:value-type="float" office:value="0" calcext:value-type="float">
            <text:p>0</text:p>
          </table:table-cell>
          <table:table-cell table:style-name="ce4" office:value-type="time" office:time-value="PT00H00M00S" calcext:value-type="time">
            <text:p>00:00:00</text:p>
          </table:table-cell>
          <table:table-cell table:formula="of:=[.Q16]*24*60*60" office:value-type="float" office:value="0" calcext:value-type="float">
            <text:p>0</text:p>
          </table:table-cell>
          <table:table-cell table:style-name="ce11" table:formula="of:=QUOTIENT([.R16];60)" office:value-type="float" office:value="0" calcext:value-type="float">
            <text:p>0</text:p>
          </table:table-cell>
          <table:table-cell table:formula="of:=[.R16]-[.S16]*60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3" office:value-type="time" office:time-value="PT16H30M34S" calcext:value-type="time">
            <text:p>04:30:34 PM</text:p>
          </table:table-cell>
          <table:table-cell table:style-name="ce4" table:formula="of:=[.O17]-[.O16]" office:value-type="time" office:time-value="PT00H11M19S" calcext:value-type="time">
            <text:p>00:11:19</text:p>
          </table:table-cell>
          <table:table-cell table:style-name="ce4" table:formula="of:=[.O17]-[.O16]+[.Q16]" office:value-type="time" office:time-value="PT00H11M19S" calcext:value-type="time">
            <text:p>00:11:19</text:p>
          </table:table-cell>
          <table:table-cell table:formula="of:=[.Q17]*24*60*60" office:value-type="float" office:value="679.000000000007" calcext:value-type="float">
            <text:p>679.000000000007</text:p>
          </table:table-cell>
          <table:table-cell table:style-name="ce11" table:formula="of:=QUOTIENT([.R17];60)" office:value-type="float" office:value="11" calcext:value-type="float">
            <text:p>11</text:p>
          </table:table-cell>
          <table:table-cell table:formula="of:=[.R17]-[.S17]*60" office:value-type="float" office:value="19.0000000000071" calcext:value-type="float">
            <text:p>19.0000000000071</text:p>
          </table:table-cell>
        </table:table-row>
        <table:table-row table:style-name="ro1">
          <table:table-cell table:number-columns-repeated="14"/>
          <table:table-cell table:style-name="ce3" office:value-type="time" office:time-value="PT16H41M44S" calcext:value-type="time">
            <text:p>04:41:44 PM</text:p>
          </table:table-cell>
          <table:table-cell table:style-name="ce4" table:formula="of:=[.O18]-[.O17]" office:value-type="time" office:time-value="PT00H11M10S" calcext:value-type="time">
            <text:p>00:11:10</text:p>
          </table:table-cell>
          <table:table-cell table:style-name="ce4" table:formula="of:=[.O18]-[.O17]+[.Q17]" office:value-type="time" office:time-value="PT00H22M29S" calcext:value-type="time">
            <text:p>00:22:29</text:p>
          </table:table-cell>
          <table:table-cell table:formula="of:=[.Q18]*24*60*60" office:value-type="float" office:value="1349" calcext:value-type="float">
            <text:p>1349</text:p>
          </table:table-cell>
          <table:table-cell table:style-name="ce11" table:formula="of:=QUOTIENT([.R18];60)" office:value-type="float" office:value="22" calcext:value-type="float">
            <text:p>22</text:p>
          </table:table-cell>
          <table:table-cell table:formula="of:=[.R18]-[.S18]*60" office:value-type="float" office:value="29.000000000003" calcext:value-type="float">
            <text:p>29.000000000003</text:p>
          </table:table-cell>
        </table:table-row>
        <table:table-row table:style-name="ro1">
          <table:table-cell table:number-columns-repeated="14"/>
          <table:table-cell table:style-name="ce3" office:value-type="time" office:time-value="PT16H53M00S" calcext:value-type="time">
            <text:p>04:53:00 PM</text:p>
          </table:table-cell>
          <table:table-cell table:style-name="ce4" table:formula="of:=[.O19]-[.O18]" office:value-type="time" office:time-value="PT00H11M16S" calcext:value-type="time">
            <text:p>00:11:16</text:p>
          </table:table-cell>
          <table:table-cell table:style-name="ce4" table:formula="of:=[.O19]-[.O18]+[.Q18]" office:value-type="time" office:time-value="PT00H33M45S" calcext:value-type="time">
            <text:p>00:33:45</text:p>
          </table:table-cell>
          <table:table-cell table:formula="of:=[.Q19]*24*60*60" office:value-type="float" office:value="2025" calcext:value-type="float">
            <text:p>2025</text:p>
          </table:table-cell>
          <table:table-cell table:style-name="ce11" table:formula="of:=QUOTIENT([.R19];60)" office:value-type="float" office:value="33" calcext:value-type="float">
            <text:p>33</text:p>
          </table:table-cell>
          <table:table-cell table:formula="of:=[.R19]-[.S19]*60" office:value-type="float" office:value="45" calcext:value-type="float">
            <text:p>45</text:p>
          </table:table-cell>
        </table:table-row>
        <table:table-row table:style-name="ro1">
          <table:table-cell table:number-columns-repeated="14"/>
          <table:table-cell table:style-name="ce3" office:value-type="time" office:time-value="PT17H04M23S" calcext:value-type="time">
            <text:p>05:04:23 PM</text:p>
          </table:table-cell>
          <table:table-cell table:style-name="ce4" table:formula="of:=[.O20]-[.O19]" office:value-type="time" office:time-value="PT00H11M23S" calcext:value-type="time">
            <text:p>00:11:23</text:p>
          </table:table-cell>
          <table:table-cell table:style-name="ce4" table:formula="of:=[.O20]-[.O19]+[.Q19]" office:value-type="time" office:time-value="PT00H45M08S" calcext:value-type="time">
            <text:p>00:45:08</text:p>
          </table:table-cell>
          <table:table-cell table:formula="of:=[.Q20]*24*60*60" office:value-type="float" office:value="2708" calcext:value-type="float">
            <text:p>2708</text:p>
          </table:table-cell>
          <table:table-cell table:style-name="ce11" table:formula="of:=QUOTIENT([.R20];60)" office:value-type="float" office:value="45" calcext:value-type="float">
            <text:p>45</text:p>
          </table:table-cell>
          <table:table-cell table:formula="of:=[.R20]-[.S20]*60" office:value-type="float" office:value="8.00000000000455" calcext:value-type="float">
            <text:p>8.00000000000455</text:p>
          </table:table-cell>
        </table:table-row>
        <table:table-row table:style-name="ro1">
          <table:table-cell table:number-columns-repeated="14"/>
          <table:table-cell table:style-name="ce3" office:value-type="time" office:time-value="PT17H14M09S" calcext:value-type="time">
            <text:p>05:14:09 PM</text:p>
          </table:table-cell>
          <table:table-cell table:style-name="ce4" table:formula="of:=[.O21]-[.O20]" office:value-type="time" office:time-value="PT00H09M46S" calcext:value-type="time">
            <text:p>00:09:46</text:p>
          </table:table-cell>
          <table:table-cell table:style-name="ce4" table:formula="of:=[.O21]-[.O20]+[.Q20]" office:value-type="time" office:time-value="PT00H54M54S" calcext:value-type="time">
            <text:p>00:54:54</text:p>
          </table:table-cell>
          <table:table-cell table:formula="of:=[.Q21]*24*60*60" office:value-type="float" office:value="3294.00000000001" calcext:value-type="float">
            <text:p>3294.00000000001</text:p>
          </table:table-cell>
          <table:table-cell table:style-name="ce11" table:formula="of:=QUOTIENT([.R21];60)" office:value-type="float" office:value="54" calcext:value-type="float">
            <text:p>54</text:p>
          </table:table-cell>
          <table:table-cell table:formula="of:=[.R21]-[.S21]*60" office:value-type="float" office:value="54.0000000000064" calcext:value-type="float">
            <text:p>54.0000000000064</text:p>
          </table:table-cell>
        </table:table-row>
        <table:table-row table:style-name="ro1">
          <table:table-cell table:number-columns-repeated="14"/>
          <table:table-cell table:style-name="ce3" office:value-type="time" office:time-value="PT17H22M55S" calcext:value-type="time">
            <text:p>05:22:55 PM</text:p>
          </table:table-cell>
          <table:table-cell table:style-name="ce4" table:formula="of:=[.O22]-[.O21]" office:value-type="time" office:time-value="PT00H08M46S" calcext:value-type="time">
            <text:p>00:08:46</text:p>
          </table:table-cell>
          <table:table-cell table:style-name="ce4" table:formula="of:=[.O22]-[.O21]+[.Q21]" office:value-type="time" office:time-value="PT01H03M40S" calcext:value-type="time">
            <text:p>01:03:40</text:p>
          </table:table-cell>
          <table:table-cell table:formula="of:=[.Q22]*24*60*60" office:value-type="float" office:value="3820" calcext:value-type="float">
            <text:p>3820</text:p>
          </table:table-cell>
          <table:table-cell table:style-name="ce11" table:formula="of:=QUOTIENT([.R22];60)" office:value-type="float" office:value="63" calcext:value-type="float">
            <text:p>63</text:p>
          </table:table-cell>
          <table:table-cell table:formula="of:=[.R22]-[.S22]*60" office:value-type="float" office:value="39.9999999999995" calcext:value-type="float">
            <text:p>39.9999999999995</text:p>
          </table:table-cell>
        </table:table-row>
        <table:table-row table:style-name="ro1">
          <table:table-cell table:number-columns-repeated="14"/>
          <table:table-cell table:style-name="ce3" office:value-type="time" office:time-value="PT17H31M30S" calcext:value-type="time">
            <text:p>05:31:30 PM</text:p>
          </table:table-cell>
          <table:table-cell table:style-name="ce4" table:formula="of:=[.O23]-[.O22]" office:value-type="time" office:time-value="PT00H08M35S" calcext:value-type="time">
            <text:p>00:08:35</text:p>
          </table:table-cell>
          <table:table-cell table:style-name="ce4" table:formula="of:=[.O23]-[.O22]+[.Q22]" office:value-type="time" office:time-value="PT01H12M15S" calcext:value-type="time">
            <text:p>01:12:15</text:p>
          </table:table-cell>
          <table:table-cell table:formula="of:=[.Q23]*24*60*60" office:value-type="float" office:value="4335.00000000002" calcext:value-type="float">
            <text:p>4335.00000000002</text:p>
          </table:table-cell>
          <table:table-cell table:style-name="ce11" table:formula="of:=QUOTIENT([.R23];60)" office:value-type="float" office:value="72" calcext:value-type="float">
            <text:p>72</text:p>
          </table:table-cell>
          <table:table-cell table:formula="of:=[.R23]-[.S23]*60" office:value-type="float" office:value="15.0000000000155" calcext:value-type="float">
            <text:p>15.0000000000155</text:p>
          </table:table-cell>
        </table:table-row>
        <table:table-row table:style-name="ro1">
          <table:table-cell table:number-columns-repeated="13"/>
          <table:table-cell table:style-name="ce3"/>
          <table:table-cell table:style-name="ce3" office:value-type="time" office:time-value="PT17H39M20S" calcext:value-type="time">
            <text:p>05:39:20 PM</text:p>
          </table:table-cell>
          <table:table-cell table:style-name="ce4" table:formula="of:=[.O24]-[.O23]" office:value-type="time" office:time-value="PT00H07M50S" calcext:value-type="time">
            <text:p>00:07:50</text:p>
          </table:table-cell>
          <table:table-cell table:style-name="ce4" table:formula="of:=[.O24]-[.O23]+[.Q23]" office:value-type="time" office:time-value="PT01H20M05S" calcext:value-type="time">
            <text:p>01:20:05</text:p>
          </table:table-cell>
          <table:table-cell table:formula="of:=[.Q24]*24*60*60" office:value-type="float" office:value="4805.00000000001" calcext:value-type="float">
            <text:p>4805.00000000001</text:p>
          </table:table-cell>
          <table:table-cell table:style-name="ce11" table:formula="of:=QUOTIENT([.R24];60)" office:value-type="float" office:value="80" calcext:value-type="float">
            <text:p>80</text:p>
          </table:table-cell>
          <table:table-cell table:formula="of:=[.R24]-[.S24]*60" office:value-type="float" office:value="5.00000000000546" calcext:value-type="float">
            <text:p>5.00000000000546</text:p>
          </table:table-cell>
        </table:table-row>
        <table:table-row table:style-name="ro1">
          <table:table-cell table:number-columns-repeated="13"/>
          <table:table-cell table:style-name="ce2"/>
          <table:table-cell table:style-name="ce3" office:value-type="time" office:time-value="PT17H46M54S" calcext:value-type="time">
            <text:p>05:46:54 PM</text:p>
          </table:table-cell>
          <table:table-cell table:style-name="ce4" table:formula="of:=[.O25]-[.O24]" office:value-type="time" office:time-value="PT00H07M34S" calcext:value-type="time">
            <text:p>00:07:34</text:p>
          </table:table-cell>
          <table:table-cell table:style-name="ce4" table:formula="of:=[.O25]-[.O24]+[.Q24]" office:value-type="time" office:time-value="PT01H27M39S" calcext:value-type="time">
            <text:p>01:27:39</text:p>
          </table:table-cell>
          <table:table-cell table:formula="of:=[.Q25]*24*60*60" office:value-type="float" office:value="5259.00000000001" calcext:value-type="float">
            <text:p>5259.00000000001</text:p>
          </table:table-cell>
          <table:table-cell table:style-name="ce11" table:formula="of:=QUOTIENT([.R25];60)" office:value-type="float" office:value="87" calcext:value-type="float">
            <text:p>87</text:p>
          </table:table-cell>
          <table:table-cell table:formula="of:=[.R25]-[.S25]*60" office:value-type="float" office:value="39.0000000000073" calcext:value-type="float">
            <text:p>39.0000000000073</text:p>
          </table:table-cell>
        </table:table-row>
        <table:table-row table:style-name="ro1">
          <table:table-cell table:number-columns-repeated="10"/>
          <table:table-cell table:style-name="ce2"/>
          <table:table-cell table:style-name="ce3"/>
          <table:table-cell/>
          <table:table-cell table:style-name="ce2"/>
          <table:table-cell table:style-name="ce3" office:value-type="time" office:time-value="PT17H54M26S" calcext:value-type="time">
            <text:p>05:54:26 PM</text:p>
          </table:table-cell>
          <table:table-cell table:style-name="ce4" table:formula="of:=[.O26]-[.O25]" office:value-type="time" office:time-value="PT00H07M32S" calcext:value-type="time">
            <text:p>00:07:32</text:p>
          </table:table-cell>
          <table:table-cell table:style-name="ce4" table:formula="of:=[.O26]-[.O25]+[.Q25]" office:value-type="time" office:time-value="PT01H35M11S" calcext:value-type="time">
            <text:p>01:35:11</text:p>
          </table:table-cell>
          <table:table-cell table:formula="of:=[.Q26]*24*60*60" office:value-type="float" office:value="5711" calcext:value-type="float">
            <text:p>5711</text:p>
          </table:table-cell>
          <table:table-cell table:style-name="ce11" table:formula="of:=QUOTIENT([.R26];60)" office:value-type="float" office:value="95" calcext:value-type="float">
            <text:p>95</text:p>
          </table:table-cell>
          <table:table-cell table:formula="of:=[.R26]-[.S26]*60" office:value-type="float" office:value="11.0000000000036" calcext:value-type="float">
            <text:p>11.0000000000036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  <table:table-cell table:formula="of:=[.Q27]*24*60*60" office:value-type="float" office:value="0" calcext:value-type="float">
            <text:p>0</text:p>
          </table:table-cell>
          <table:table-cell table:style-name="ce11" table:formula="of:=QUOTIENT([.R27];60)" office:value-type="float" office:value="0" calcext:value-type="float">
            <text:p>0</text:p>
          </table:table-cell>
          <table:table-cell table:formula="of:=[.R27]-[.S27]*60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2"/>
          <table:table-cell table:style-name="ce2"/>
          <table:table-cell table:style-name="ce5"/>
          <table:table-cell table:style-name="ce2"/>
          <table:table-cell table:style-name="ce3"/>
          <table:table-cell table:number-columns-repeated="3"/>
          <table:table-cell table:formula="of:=[.Q28]*24*60*60" office:value-type="float" office:value="0" calcext:value-type="float">
            <text:p>0</text:p>
          </table:table-cell>
          <table:table-cell table:style-name="ce11" table:formula="of:=QUOTIENT([.R28];60)" office:value-type="float" office:value="0" calcext:value-type="float">
            <text:p>0</text:p>
          </table:table-cell>
          <table:table-cell table:formula="of:=[.R28]-[.S28]*60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2"/>
          <table:table-cell table:style-name="ce2"/>
          <table:table-cell table:style-name="ce5"/>
          <table:table-cell table:style-name="ce2"/>
          <table:table-cell table:style-name="ce3"/>
          <table:table-cell office:value-type="string" calcext:value-type="string">
            <text:p>2388 – 1,2</text:p>
          </table:table-cell>
          <table:table-cell table:style-name="ce4" table:number-columns-repeated="2"/>
          <table:table-cell table:formula="of:=[.Q29]*24*60*60" office:value-type="float" office:value="0" calcext:value-type="float">
            <text:p>0</text:p>
          </table:table-cell>
          <table:table-cell table:style-name="ce11" table:formula="of:=QUOTIENT([.R29];60)" office:value-type="float" office:value="0" calcext:value-type="float">
            <text:p>0</text:p>
          </table:table-cell>
          <table:table-cell table:formula="of:=[.R29]-[.S29]*60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2"/>
          <table:table-cell table:style-name="ce2"/>
          <table:table-cell table:style-name="ce5"/>
          <table:table-cell table:style-name="ce2"/>
          <table:table-cell table:style-name="ce3"/>
          <table:table-cell table:style-name="ce3" office:value-type="time" office:time-value="PT20H31M44S" calcext:value-type="time">
            <text:p>08:31:44 PM</text:p>
          </table:table-cell>
          <table:table-cell table:style-name="ce4"/>
          <table:table-cell table:style-name="ce4" office:value-type="time" office:time-value="PT00H00M00S" calcext:value-type="time">
            <text:p>00:00:00</text:p>
          </table:table-cell>
          <table:table-cell table:formula="of:=[.Q30]*24*60*60" office:value-type="float" office:value="0" calcext:value-type="float">
            <text:p>0</text:p>
          </table:table-cell>
          <table:table-cell table:style-name="ce11" table:formula="of:=QUOTIENT([.R30];60)" office:value-type="float" office:value="0" calcext:value-type="float">
            <text:p>0</text:p>
          </table:table-cell>
          <table:table-cell table:formula="of:=[.R30]-[.S30]*60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2"/>
          <table:table-cell table:style-name="ce2"/>
          <table:table-cell table:style-name="ce5"/>
          <table:table-cell table:style-name="ce2"/>
          <table:table-cell table:style-name="ce3"/>
          <table:table-cell table:style-name="ce3" office:value-type="time" office:time-value="PT20H32M27S" calcext:value-type="time">
            <text:p>08:32:27 PM</text:p>
          </table:table-cell>
          <table:table-cell table:style-name="ce4" table:formula="of:=[.O31]-[.O30]" office:value-type="time" office:time-value="PT00H00M43S" calcext:value-type="time">
            <text:p>00:00:43</text:p>
          </table:table-cell>
          <table:table-cell table:style-name="ce4" table:formula="of:=[.P31]+[.Q30]" office:value-type="time" office:time-value="PT00H00M43S" calcext:value-type="time">
            <text:p>00:00:43</text:p>
          </table:table-cell>
          <table:table-cell table:formula="of:=[.Q31]*24*60*60" office:value-type="float" office:value="43" calcext:value-type="float">
            <text:p>43</text:p>
          </table:table-cell>
          <table:table-cell table:style-name="ce11" table:formula="of:=QUOTIENT([.R31];60)" office:value-type="float" office:value="0" calcext:value-type="float">
            <text:p>0</text:p>
          </table:table-cell>
          <table:table-cell table:formula="of:=[.R31]-[.S31]*60" office:value-type="float" office:value="43" calcext:value-type="float">
            <text:p>43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2"/>
          <table:table-cell table:style-name="ce2"/>
          <table:table-cell table:style-name="ce5"/>
          <table:table-cell table:style-name="ce2"/>
          <table:table-cell table:style-name="ce3"/>
          <table:table-cell table:style-name="ce3" office:value-type="time" office:time-value="PT20H33M10S" calcext:value-type="time">
            <text:p>08:33:10 PM</text:p>
          </table:table-cell>
          <table:table-cell table:style-name="ce4" table:formula="of:=[.O32]-[.O31]" office:value-type="time" office:time-value="PT00H00M43S" calcext:value-type="time">
            <text:p>00:00:43</text:p>
          </table:table-cell>
          <table:table-cell table:style-name="ce4" table:formula="of:=[.P32]+[.Q31]" office:value-type="time" office:time-value="PT00H01M26S" calcext:value-type="time">
            <text:p>00:01:26</text:p>
          </table:table-cell>
          <table:table-cell table:formula="of:=[.Q32]*24*60*60" office:value-type="float" office:value="86" calcext:value-type="float">
            <text:p>86</text:p>
          </table:table-cell>
          <table:table-cell table:style-name="ce11" table:formula="of:=QUOTIENT([.R32];60)" office:value-type="float" office:value="1" calcext:value-type="float">
            <text:p>1</text:p>
          </table:table-cell>
          <table:table-cell table:formula="of:=[.R32]-[.S32]*60"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2"/>
          <table:table-cell table:style-name="ce2"/>
          <table:table-cell table:style-name="ce5"/>
          <table:table-cell table:style-name="ce2"/>
          <table:table-cell table:style-name="ce3"/>
          <table:table-cell table:style-name="ce3" office:value-type="time" office:time-value="PT20H33M52S" calcext:value-type="time">
            <text:p>08:33:52 PM</text:p>
          </table:table-cell>
          <table:table-cell table:style-name="ce4" table:formula="of:=[.O33]-[.O32]" office:value-type="time" office:time-value="PT00H00M42S" calcext:value-type="time">
            <text:p>00:00:42</text:p>
          </table:table-cell>
          <table:table-cell table:style-name="ce4" table:formula="of:=[.P33]+[.Q32]" office:value-type="time" office:time-value="PT00H02M08S" calcext:value-type="time">
            <text:p>00:02:08</text:p>
          </table:table-cell>
          <table:table-cell table:formula="of:=[.Q33]*24*60*60" office:value-type="float" office:value="128" calcext:value-type="float">
            <text:p>128</text:p>
          </table:table-cell>
          <table:table-cell table:style-name="ce11" table:formula="of:=QUOTIENT([.R33];60)" office:value-type="float" office:value="2" calcext:value-type="float">
            <text:p>2</text:p>
          </table:table-cell>
          <table:table-cell table:formula="of:=[.R33]-[.S33]*60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2"/>
          <table:table-cell table:style-name="ce2"/>
          <table:table-cell table:style-name="ce5"/>
          <table:table-cell table:style-name="ce2"/>
          <table:table-cell table:style-name="ce3"/>
          <table:table-cell table:style-name="ce3" office:value-type="time" office:time-value="PT20H34M35S" calcext:value-type="time">
            <text:p>08:34:35 PM</text:p>
          </table:table-cell>
          <table:table-cell table:style-name="ce4" table:formula="of:=[.O34]-[.O33]" office:value-type="time" office:time-value="PT00H00M43S" calcext:value-type="time">
            <text:p>00:00:43</text:p>
          </table:table-cell>
          <table:table-cell table:style-name="ce4" table:formula="of:=[.P34]+[.Q33]" office:value-type="time" office:time-value="PT00H02M51S" calcext:value-type="time">
            <text:p>00:02:51</text:p>
          </table:table-cell>
          <table:table-cell table:formula="of:=[.Q34]*24*60*60" office:value-type="float" office:value="171" calcext:value-type="float">
            <text:p>171</text:p>
          </table:table-cell>
          <table:table-cell table:style-name="ce11" table:formula="of:=QUOTIENT([.R34];60)" office:value-type="float" office:value="2" calcext:value-type="float">
            <text:p>2</text:p>
          </table:table-cell>
          <table:table-cell table:formula="of:=[.R34]-[.S34]*60" office:value-type="float" office:value="51" calcext:value-type="float">
            <text:p>51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2"/>
          <table:table-cell table:style-name="ce2"/>
          <table:table-cell table:style-name="ce5"/>
          <table:table-cell table:style-name="ce2"/>
          <table:table-cell table:style-name="ce3"/>
          <table:table-cell table:style-name="ce3" office:value-type="time" office:time-value="PT20H35M18S" calcext:value-type="time">
            <text:p>08:35:18 PM</text:p>
          </table:table-cell>
          <table:table-cell table:style-name="ce4" table:formula="of:=[.O35]-[.O34]" office:value-type="time" office:time-value="PT00H00M43S" calcext:value-type="time">
            <text:p>00:00:43</text:p>
          </table:table-cell>
          <table:table-cell table:style-name="ce4" table:formula="of:=[.P35]+[.Q34]" office:value-type="time" office:time-value="PT00H03M34S" calcext:value-type="time">
            <text:p>00:03:34</text:p>
          </table:table-cell>
          <table:table-cell table:formula="of:=[.Q35]*24*60*60" office:value-type="float" office:value="214" calcext:value-type="float">
            <text:p>214</text:p>
          </table:table-cell>
          <table:table-cell table:style-name="ce11" table:formula="of:=QUOTIENT([.R35];60)" office:value-type="float" office:value="3" calcext:value-type="float">
            <text:p>3</text:p>
          </table:table-cell>
          <table:table-cell table:formula="of:=[.R35]-[.S35]*60" office:value-type="float" office:value="34" calcext:value-type="float">
            <text:p>34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4"/>
          <table:table-cell table:style-name="ce2"/>
          <table:table-cell table:style-name="ce3"/>
          <table:table-cell table:style-name="ce3" office:value-type="time" office:time-value="PT20H36M04S" calcext:value-type="time">
            <text:p>08:36:04 PM</text:p>
          </table:table-cell>
          <table:table-cell table:style-name="ce4" table:formula="of:=[.O36]-[.O35]" office:value-type="time" office:time-value="PT00H00M46S" calcext:value-type="time">
            <text:p>00:00:46</text:p>
          </table:table-cell>
          <table:table-cell table:style-name="ce4" table:formula="of:=[.P36]+[.Q35]" office:value-type="time" office:time-value="PT00H04M20S" calcext:value-type="time">
            <text:p>00:04:20</text:p>
          </table:table-cell>
          <table:table-cell table:formula="of:=[.Q36]*24*60*60" office:value-type="float" office:value="260" calcext:value-type="float">
            <text:p>260</text:p>
          </table:table-cell>
          <table:table-cell table:style-name="ce11" table:formula="of:=QUOTIENT([.R36];60)" office:value-type="float" office:value="4" calcext:value-type="float">
            <text:p>4</text:p>
          </table:table-cell>
          <table:table-cell table:formula="of:=[.R36]-[.S36]*60" office:value-type="float" office:value="20" calcext:value-type="float">
            <text:p>20</text:p>
          </table:table-cell>
        </table:table-row>
        <table:table-row table:style-name="ro1">
          <table:table-cell table:number-columns-repeated="12"/>
          <table:table-cell table:style-name="ce2"/>
          <table:table-cell table:style-name="ce3"/>
          <table:table-cell table:style-name="ce3" office:value-type="time" office:time-value="PT20H36M49S" calcext:value-type="time">
            <text:p>08:36:49 PM</text:p>
          </table:table-cell>
          <table:table-cell table:style-name="ce4" table:formula="of:=[.O37]-[.O36]" office:value-type="time" office:time-value="PT00H00M45S" calcext:value-type="time">
            <text:p>00:00:45</text:p>
          </table:table-cell>
          <table:table-cell table:style-name="ce4" table:formula="of:=[.P37]+[.Q36]" office:value-type="time" office:time-value="PT00H05M05S" calcext:value-type="time">
            <text:p>00:05:05</text:p>
          </table:table-cell>
          <table:table-cell table:formula="of:=[.Q37]*24*60*60" office:value-type="float" office:value="305" calcext:value-type="float">
            <text:p>305</text:p>
          </table:table-cell>
          <table:table-cell table:style-name="ce11" table:formula="of:=QUOTIENT([.R37];60)" office:value-type="float" office:value="5" calcext:value-type="float">
            <text:p>5</text:p>
          </table:table-cell>
          <table:table-cell table:formula="of:=[.R37]-[.S37]*60" office:value-type="float" office:value="5.00000000000006" calcext:value-type="float">
            <text:p>5.00000000000006</text:p>
          </table:table-cell>
        </table:table-row>
        <table:table-row table:style-name="ro1">
          <table:table-cell table:number-columns-repeated="6"/>
          <table:table-cell table:style-name="ce2"/>
          <table:table-cell table:style-name="ce4"/>
          <table:table-cell table:style-name="Default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3" office:value-type="time" office:time-value="PT20H37M34S" calcext:value-type="time">
            <text:p>08:37:34 PM</text:p>
          </table:table-cell>
          <table:table-cell table:style-name="ce4" table:formula="of:=[.O38]-[.O37]" office:value-type="time" office:time-value="PT00H00M45S" calcext:value-type="time">
            <text:p>00:00:45</text:p>
          </table:table-cell>
          <table:table-cell table:style-name="ce4" table:formula="of:=[.P38]+[.Q37]" office:value-type="time" office:time-value="PT00H05M50S" calcext:value-type="time">
            <text:p>00:05:50</text:p>
          </table:table-cell>
          <table:table-cell table:formula="of:=[.Q38]*24*60*60" office:value-type="float" office:value="350" calcext:value-type="float">
            <text:p>350</text:p>
          </table:table-cell>
          <table:table-cell table:style-name="ce11" table:formula="of:=QUOTIENT([.R38];60)" office:value-type="float" office:value="5" calcext:value-type="float">
            <text:p>5</text:p>
          </table:table-cell>
          <table:table-cell table:formula="of:=[.R38]-[.S38]*60" office:value-type="float" office:value="50" calcext:value-type="float">
            <text:p>50</text:p>
          </table:table-cell>
        </table:table-row>
        <table:table-row table:style-name="ro1">
          <table:table-cell table:number-columns-repeated="14"/>
          <table:table-cell table:style-name="ce3" office:value-type="time" office:time-value="PT20H38M19S" calcext:value-type="time">
            <text:p>08:38:19 PM</text:p>
          </table:table-cell>
          <table:table-cell table:style-name="ce4" table:formula="of:=[.O39]-[.O38]" office:value-type="time" office:time-value="PT00H00M45S" calcext:value-type="time">
            <text:p>00:00:45</text:p>
          </table:table-cell>
          <table:table-cell table:style-name="ce4" table:formula="of:=[.P39]+[.Q38]" office:value-type="time" office:time-value="PT00H06M35S" calcext:value-type="time">
            <text:p>00:06:35</text:p>
          </table:table-cell>
          <table:table-cell table:formula="of:=[.Q39]*24*60*60" office:value-type="float" office:value="395" calcext:value-type="float">
            <text:p>395</text:p>
          </table:table-cell>
          <table:table-cell table:style-name="ce11" table:formula="of:=QUOTIENT([.R39];60)" office:value-type="float" office:value="6" calcext:value-type="float">
            <text:p>6</text:p>
          </table:table-cell>
          <table:table-cell table:formula="of:=[.R39]-[.S39]*60" office:value-type="float" office:value="35" calcext:value-type="float">
            <text:p>35</text:p>
          </table:table-cell>
        </table:table-row>
        <table:table-row table:style-name="ro1">
          <table:table-cell table:number-columns-repeated="14"/>
          <table:table-cell table:style-name="ce3" office:value-type="time" office:time-value="PT20H39M04S" calcext:value-type="time">
            <text:p>08:39:04 PM</text:p>
          </table:table-cell>
          <table:table-cell table:style-name="ce4" table:formula="of:=[.O40]-[.O39]" office:value-type="time" office:time-value="PT00H00M45S" calcext:value-type="time">
            <text:p>00:00:45</text:p>
          </table:table-cell>
          <table:table-cell table:style-name="ce4" table:formula="of:=[.P40]+[.Q39]" office:value-type="time" office:time-value="PT00H07M20S" calcext:value-type="time">
            <text:p>00:07:20</text:p>
          </table:table-cell>
          <table:table-cell table:formula="of:=[.Q40]*24*60*60" office:value-type="float" office:value="440" calcext:value-type="float">
            <text:p>440</text:p>
          </table:table-cell>
          <table:table-cell table:style-name="ce11" table:formula="of:=QUOTIENT([.R40];60)" office:value-type="float" office:value="7" calcext:value-type="float">
            <text:p>7</text:p>
          </table:table-cell>
          <table:table-cell table:formula="of:=[.R40]-[.S40]*60" office:value-type="float" office:value="20.0000000000001" calcext:value-type="float">
            <text:p>20.0000000000001</text:p>
          </table:table-cell>
        </table:table-row>
        <table:table-row table:style-name="ro1">
          <table:table-cell table:number-columns-repeated="17"/>
          <table:table-cell table:formula="of:=[.Q41]*24*60*60" office:value-type="float" office:value="0" calcext:value-type="float">
            <text:p>0</text:p>
          </table:table-cell>
          <table:table-cell table:style-name="ce11" table:formula="of:=QUOTIENT([.R41];60)" office:value-type="float" office:value="0" calcext:value-type="float">
            <text:p>0</text:p>
          </table:table-cell>
          <table:table-cell table:formula="of:=[.R41]-[.S41]*60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Q42]*24*60*60" office:value-type="float" office:value="0" calcext:value-type="float">
            <text:p>0</text:p>
          </table:table-cell>
          <table:table-cell table:style-name="ce11" table:formula="of:=QUOTIENT([.R42];60)" office:value-type="float" office:value="0" calcext:value-type="float">
            <text:p>0</text:p>
          </table:table-cell>
          <table:table-cell table:formula="of:=[.R42]-[.S42]*60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Q43]*24*60*60" office:value-type="float" office:value="0" calcext:value-type="float">
            <text:p>0</text:p>
          </table:table-cell>
          <table:table-cell table:style-name="ce11" table:formula="of:=QUOTIENT([.R43];60)" office:value-type="float" office:value="0" calcext:value-type="float">
            <text:p>0</text:p>
          </table:table-cell>
          <table:table-cell table:formula="of:=[.R43]-[.S43]*60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388 – 1</text:p>
          </table:table-cell>
          <table:table-cell table:number-columns-repeated="2"/>
          <table:table-cell table:formula="of:=[.Q44]*24*60*60" office:value-type="float" office:value="0" calcext:value-type="float">
            <text:p>0</text:p>
          </table:table-cell>
          <table:table-cell table:style-name="ce11" table:formula="of:=QUOTIENT([.R44];60)" office:value-type="float" office:value="0" calcext:value-type="float">
            <text:p>0</text:p>
          </table:table-cell>
          <table:table-cell table:formula="of:=[.R44]-[.S44]*60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3" office:value-type="time" office:time-value="PT20H31M44S" calcext:value-type="time">
            <text:p>08:31:44 PM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45]*24*60*60" office:value-type="float" office:value="0" calcext:value-type="float">
            <text:p>0</text:p>
          </table:table-cell>
          <table:table-cell table:style-name="ce11" table:formula="of:=QUOTIENT([.R45];60)" office:value-type="float" office:value="0" calcext:value-type="float">
            <text:p>0</text:p>
          </table:table-cell>
          <table:table-cell table:formula="of:=[.R45]-[.S45]*60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2"/>
          <table:table-cell table:style-name="ce3"/>
          <table:table-cell table:style-name="ce3" office:value-type="time" office:time-value="PT20H32M27S" calcext:value-type="time">
            <text:p>08:32:27 PM</text:p>
          </table:table-cell>
          <table:table-cell table:style-name="ce4" table:formula="of:=[.O46]-[.O45]" office:value-type="time" office:time-value="PT00H00M43S" calcext:value-type="time">
            <text:p>00:00:43</text:p>
          </table:table-cell>
          <table:table-cell table:style-name="ce4" table:formula="of:=[.O46]-[.O45]+[.Q45]" office:value-type="time" office:time-value="PT00H00M43S" calcext:value-type="time">
            <text:p>00:00:43</text:p>
          </table:table-cell>
          <table:table-cell table:formula="of:=[.Q46]*24*60*60" office:value-type="float" office:value="43" calcext:value-type="float">
            <text:p>43</text:p>
          </table:table-cell>
          <table:table-cell table:style-name="ce11" table:formula="of:=QUOTIENT([.R46];60)" office:value-type="float" office:value="0" calcext:value-type="float">
            <text:p>0</text:p>
          </table:table-cell>
          <table:table-cell table:formula="of:=[.R46]-[.S46]*60" office:value-type="float" office:value="43" calcext:value-type="float">
            <text:p>43</text:p>
          </table:table-cell>
        </table:table-row>
        <table:table-row table:style-name="ro1">
          <table:table-cell table:number-columns-repeated="12"/>
          <table:table-cell table:style-name="ce2"/>
          <table:table-cell table:style-name="ce3"/>
          <table:table-cell table:style-name="ce3" office:value-type="time" office:time-value="PT20H33M10S" calcext:value-type="time">
            <text:p>08:33:10 PM</text:p>
          </table:table-cell>
          <table:table-cell table:style-name="ce4" table:formula="of:=[.O47]-[.O46]" office:value-type="time" office:time-value="PT00H00M43S" calcext:value-type="time">
            <text:p>00:00:43</text:p>
          </table:table-cell>
          <table:table-cell table:style-name="ce4" table:formula="of:=[.O47]-[.O46]+[.Q46]" office:value-type="time" office:time-value="PT00H01M26S" calcext:value-type="time">
            <text:p>00:01:26</text:p>
          </table:table-cell>
          <table:table-cell table:formula="of:=[.Q47]*24*60*60" office:value-type="float" office:value="85.9999999999939" calcext:value-type="float">
            <text:p>85.9999999999939</text:p>
          </table:table-cell>
          <table:table-cell table:style-name="ce11" table:formula="of:=QUOTIENT([.R47];60)" office:value-type="float" office:value="1" calcext:value-type="float">
            <text:p>1</text:p>
          </table:table-cell>
          <table:table-cell table:formula="of:=[.R47]-[.S47]*60" office:value-type="float" office:value="25.9999999999939" calcext:value-type="float">
            <text:p>25.9999999999939</text:p>
          </table:table-cell>
        </table:table-row>
        <table:table-row table:style-name="ro1">
          <table:table-cell table:number-columns-repeated="14"/>
          <table:table-cell table:style-name="ce3" office:value-type="time" office:time-value="PT20H33M52S" calcext:value-type="time">
            <text:p>08:33:52 PM</text:p>
          </table:table-cell>
          <table:table-cell table:style-name="ce4" table:formula="of:=[.O48]-[.O47]" office:value-type="time" office:time-value="PT00H00M42S" calcext:value-type="time">
            <text:p>00:00:42</text:p>
          </table:table-cell>
          <table:table-cell table:style-name="ce4" table:formula="of:=[.O48]-[.O47]+[.Q47]" office:value-type="time" office:time-value="PT00H02M08S" calcext:value-type="time">
            <text:p>00:02:08</text:p>
          </table:table-cell>
          <table:table-cell table:formula="of:=[.Q48]*24*60*60" office:value-type="float" office:value="127.999999999991" calcext:value-type="float">
            <text:p>127.999999999991</text:p>
          </table:table-cell>
          <table:table-cell table:style-name="ce11" table:formula="of:=QUOTIENT([.R48];60)" office:value-type="float" office:value="2" calcext:value-type="float">
            <text:p>2</text:p>
          </table:table-cell>
          <table:table-cell table:formula="of:=[.R48]-[.S48]*60" office:value-type="float" office:value="7.99999999999091" calcext:value-type="float">
            <text:p>7.99999999999091</text:p>
          </table:table-cell>
        </table:table-row>
        <table:table-row table:style-name="ro1">
          <table:table-cell table:number-columns-repeated="14"/>
          <table:table-cell table:style-name="ce3" office:value-type="time" office:time-value="PT20H34M35S" calcext:value-type="time">
            <text:p>08:34:35 PM</text:p>
          </table:table-cell>
          <table:table-cell table:style-name="ce4" table:formula="of:=[.O49]-[.O48]" office:value-type="time" office:time-value="PT00H00M43S" calcext:value-type="time">
            <text:p>00:00:43</text:p>
          </table:table-cell>
          <table:table-cell table:style-name="ce4" table:formula="of:=[.O49]-[.O48]+[.Q48]" office:value-type="time" office:time-value="PT00H02M51S" calcext:value-type="time">
            <text:p>00:02:51</text:p>
          </table:table-cell>
          <table:table-cell table:formula="of:=[.Q49]*24*60*60" office:value-type="float" office:value="170.999999999994" calcext:value-type="float">
            <text:p>170.999999999994</text:p>
          </table:table-cell>
          <table:table-cell table:style-name="ce11" table:formula="of:=QUOTIENT([.R49];60)" office:value-type="float" office:value="2" calcext:value-type="float">
            <text:p>2</text:p>
          </table:table-cell>
          <table:table-cell table:formula="of:=[.R49]-[.S49]*60" office:value-type="float" office:value="50.9999999999944" calcext:value-type="float">
            <text:p>50.9999999999944</text:p>
          </table:table-cell>
        </table:table-row>
        <table:table-row table:style-name="ro1">
          <table:table-cell table:number-columns-repeated="14"/>
          <table:table-cell table:style-name="ce3" office:value-type="time" office:time-value="PT20H35M18S" calcext:value-type="time">
            <text:p>08:35:18 PM</text:p>
          </table:table-cell>
          <table:table-cell table:style-name="ce4" table:formula="of:=[.O50]-[.O49]" office:value-type="time" office:time-value="PT00H00M43S" calcext:value-type="time">
            <text:p>00:00:43</text:p>
          </table:table-cell>
          <table:table-cell table:style-name="ce4" table:formula="of:=[.O50]-[.O49]+[.Q49]" office:value-type="time" office:time-value="PT00H03M34S" calcext:value-type="time">
            <text:p>00:03:34</text:p>
          </table:table-cell>
          <table:table-cell table:formula="of:=[.Q50]*24*60*60" office:value-type="float" office:value="213.999999999998" calcext:value-type="float">
            <text:p>213.999999999998</text:p>
          </table:table-cell>
          <table:table-cell table:style-name="ce11" table:formula="of:=QUOTIENT([.R50];60)" office:value-type="float" office:value="3" calcext:value-type="float">
            <text:p>3</text:p>
          </table:table-cell>
          <table:table-cell table:formula="of:=[.R50]-[.S50]*60" office:value-type="float" office:value="33.999999999998" calcext:value-type="float">
            <text:p>33.999999999998</text:p>
          </table:table-cell>
        </table:table-row>
        <table:table-row table:style-name="ro1">
          <table:table-cell table:number-columns-repeated="14"/>
          <table:table-cell table:style-name="ce3" office:value-type="time" office:time-value="PT20H36M04S" calcext:value-type="time">
            <text:p>08:36:04 PM</text:p>
          </table:table-cell>
          <table:table-cell table:style-name="ce4" table:formula="of:=[.O51]-[.O50]" office:value-type="time" office:time-value="PT00H00M46S" calcext:value-type="time">
            <text:p>00:00:46</text:p>
          </table:table-cell>
          <table:table-cell table:style-name="ce4" table:formula="of:=[.O51]-[.O50]+[.Q50]" office:value-type="time" office:time-value="PT00H04M20S" calcext:value-type="time">
            <text:p>00:04:20</text:p>
          </table:table-cell>
          <table:table-cell table:formula="of:=[.Q51]*24*60*60" office:value-type="float" office:value="259.999999999992" calcext:value-type="float">
            <text:p>259.999999999992</text:p>
          </table:table-cell>
          <table:table-cell table:style-name="ce11" table:formula="of:=QUOTIENT([.R51];60)" office:value-type="float" office:value="4" calcext:value-type="float">
            <text:p>4</text:p>
          </table:table-cell>
          <table:table-cell table:formula="of:=[.R51]-[.S51]*60" office:value-type="float" office:value="19.9999999999924" calcext:value-type="float">
            <text:p>19.9999999999924</text:p>
          </table:table-cell>
        </table:table-row>
        <table:table-row table:style-name="ro1">
          <table:table-cell table:number-columns-repeated="14"/>
          <table:table-cell table:style-name="ce3" office:value-type="time" office:time-value="PT20H36M49S" calcext:value-type="time">
            <text:p>08:36:49 PM</text:p>
          </table:table-cell>
          <table:table-cell table:style-name="ce4" table:formula="of:=[.O52]-[.O51]" office:value-type="time" office:time-value="PT00H00M45S" calcext:value-type="time">
            <text:p>00:00:45</text:p>
          </table:table-cell>
          <table:table-cell table:style-name="ce4" table:formula="of:=[.O52]-[.O51]+[.Q51]" office:value-type="time" office:time-value="PT00H05M05S" calcext:value-type="time">
            <text:p>00:05:05</text:p>
          </table:table-cell>
          <table:table-cell table:formula="of:=[.Q52]*24*60*60" office:value-type="float" office:value="304.999999999999" calcext:value-type="float">
            <text:p>304.999999999999</text:p>
          </table:table-cell>
          <table:table-cell table:style-name="ce11" table:formula="of:=QUOTIENT([.R52];60)" office:value-type="float" office:value="5" calcext:value-type="float">
            <text:p>5</text:p>
          </table:table-cell>
          <table:table-cell table:formula="of:=[.R52]-[.S52]*60" office:value-type="float" office:value="4.99999999999938" calcext:value-type="float">
            <text:p>4.99999999999938</text:p>
          </table:table-cell>
        </table:table-row>
        <table:table-row table:style-name="ro1">
          <table:table-cell table:number-columns-repeated="14"/>
          <table:table-cell table:style-name="ce3" office:value-type="time" office:time-value="PT20H37M34S" calcext:value-type="time">
            <text:p>08:37:34 PM</text:p>
          </table:table-cell>
          <table:table-cell table:style-name="ce4" table:formula="of:=[.O53]-[.O52]" office:value-type="time" office:time-value="PT00H00M45S" calcext:value-type="time">
            <text:p>00:00:45</text:p>
          </table:table-cell>
          <table:table-cell table:style-name="ce4" table:formula="of:=[.O53]-[.O52]+[.Q52]" office:value-type="time" office:time-value="PT00H05M50S" calcext:value-type="time">
            <text:p>00:05:50</text:p>
          </table:table-cell>
          <table:table-cell table:formula="of:=[.Q53]*24*60*60" office:value-type="float" office:value="349.999999999997" calcext:value-type="float">
            <text:p>349.999999999997</text:p>
          </table:table-cell>
          <table:table-cell table:style-name="ce11" table:formula="of:=QUOTIENT([.R53];60)" office:value-type="float" office:value="5" calcext:value-type="float">
            <text:p>5</text:p>
          </table:table-cell>
          <table:table-cell table:formula="of:=[.R53]-[.S53]*60" office:value-type="float" office:value="49.9999999999968" calcext:value-type="float">
            <text:p>49.9999999999968</text:p>
          </table:table-cell>
        </table:table-row>
        <table:table-row table:style-name="ro1">
          <table:table-cell table:number-columns-repeated="14"/>
          <table:table-cell table:style-name="ce3" office:value-type="time" office:time-value="PT20H38M19S" calcext:value-type="time">
            <text:p>08:38:19 PM</text:p>
          </table:table-cell>
          <table:table-cell table:style-name="ce4" table:formula="of:=[.O54]-[.O53]" office:value-type="time" office:time-value="PT00H00M45S" calcext:value-type="time">
            <text:p>00:00:45</text:p>
          </table:table-cell>
          <table:table-cell table:style-name="ce4" table:formula="of:=[.O54]-[.O53]+[.Q53]" office:value-type="time" office:time-value="PT00H06M35S" calcext:value-type="time">
            <text:p>00:06:35</text:p>
          </table:table-cell>
          <table:table-cell table:formula="of:=[.Q54]*24*60*60" office:value-type="float" office:value="394.999999999994" calcext:value-type="float">
            <text:p>394.999999999994</text:p>
          </table:table-cell>
          <table:table-cell table:style-name="ce11" table:formula="of:=QUOTIENT([.R54];60)" office:value-type="float" office:value="6" calcext:value-type="float">
            <text:p>6</text:p>
          </table:table-cell>
          <table:table-cell table:formula="of:=[.R54]-[.S54]*60" office:value-type="float" office:value="34.9999999999943" calcext:value-type="float">
            <text:p>34.9999999999943</text:p>
          </table:table-cell>
        </table:table-row>
        <table:table-row table:style-name="ro1">
          <table:table-cell table:number-columns-repeated="14"/>
          <table:table-cell table:style-name="ce3" office:value-type="time" office:time-value="PT20H39M04S" calcext:value-type="time">
            <text:p>08:39:04 PM</text:p>
          </table:table-cell>
          <table:table-cell table:style-name="ce4" table:formula="of:=[.O55]-[.O54]" office:value-type="time" office:time-value="PT00H00M45S" calcext:value-type="time">
            <text:p>00:00:45</text:p>
          </table:table-cell>
          <table:table-cell table:style-name="ce4" table:formula="of:=[.O55]-[.O54]+[.Q54]" office:value-type="time" office:time-value="PT00H07M20S" calcext:value-type="time">
            <text:p>00:07:20</text:p>
          </table:table-cell>
          <table:table-cell table:formula="of:=[.Q55]*24*60*60" office:value-type="float" office:value="439.999999999992" calcext:value-type="float">
            <text:p>439.999999999992</text:p>
          </table:table-cell>
          <table:table-cell table:style-name="ce11" table:formula="of:=QUOTIENT([.R55];60)" office:value-type="float" office:value="7" calcext:value-type="float">
            <text:p>7</text:p>
          </table:table-cell>
          <table:table-cell table:formula="of:=[.R55]-[.S55]*60" office:value-type="float" office:value="19.9999999999917" calcext:value-type="float">
            <text:p>19.9999999999917</text:p>
          </table:table-cell>
        </table:table-row>
        <table:table-row table:style-name="ro1" table:number-rows-repeated="104852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20:51:24.231045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20:29:59.785696332</meta:creation-date>
    <dc:date>2021-03-10T18:16:00.416074804</dc:date>
    <meta:editing-duration>PT22H11M4S</meta:editing-duration>
    <meta:editing-cycles>2</meta:editing-cycles>
    <meta:generator>LibreOffice/6.4.6.2$Linux_X86_64 LibreOffice_project/40$Build-2</meta:generator>
    <meta:document-statistic meta:table-count="1" meta:cell-count="416" meta:object-count="0"/>
  </office:meta>
</office:document-meta>
</file>